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cy</text:p>
          </table:table-cell>
          <table:table-cell office:value-type="float" office:value="33333333" calcext:value-type="float">
            <text:p>3333333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1 MEASURE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 SYSTEM SAMPLE RATE</text:p>
          </table:table-cell>
          <table:table-cell table:style-name="ce1" office:value-type="float" office:value="120000" calcext:value-type="float">
            <text:p>120000</text:p>
          </table:table-cell>
          <table:table-cell table:number-columns-repeated="3"/>
          <table:table-cell table:style-name="ce2" office:value-type="float" office:value="54112" calcext:value-type="float">
            <text:p>54112</text:p>
          </table:table-cell>
          <table:table-cell table:number-columns-repeated="3"/>
          <table:table-cell table:style-name="ce1" office:value-type="float" office:value="120000" calcext:value-type="float">
            <text:p>1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SIZE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3"/>
          <table:table-cell table:style-name="ce2" office:value-type="float" office:value="5000" calcext:value-type="float">
            <text:p>5000</text:p>
          </table:table-cell>
          <table:table-cell table:number-columns-repeated="3"/>
          <table:table-cell table:style-name="ce1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WINDOW</text:p>
          </table:table-cell>
          <table:table-cell table:formula="of:=(1/[.B5])*[.B6]" office:value-type="float" office:value="0.0416666666666667" calcext:value-type="float">
            <text:p>0.0416666667</text:p>
          </table:table-cell>
          <table:table-cell table:number-columns-repeated="3"/>
          <table:table-cell table:style-name="ce3" table:formula="of:=(1/[.F5])*[.F6]" office:value-type="float" office:value="0.092400946185689" calcext:value-type="float">
            <text:p>0.0924009462</text:p>
          </table:table-cell>
          <table:table-cell table:number-columns-repeated="3"/>
          <table:table-cell table:formula="of:=(1/[.J5])*[.J6]" office:value-type="float" office:value="0.0416666666666667" calcext:value-type="float">
            <text:p>0.04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 INTEREST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2" office:value-type="float" office:value="300" calcext:value-type="float">
            <text:p>3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NUMBER OF PERIODS</text:p>
          </table:table-cell>
          <table:table-cell table:formula="of:=[.B8]*[.$B$7]" office:value-type="float" office:value="12.5" calcext:value-type="float">
            <text:p>12.5</text:p>
          </table:table-cell>
          <table:table-cell table:formula="of:=[.C8]*[.$B$7]" office:value-type="float" office:value="20.8333333333333" calcext:value-type="float">
            <text:p>20.8333333333</text:p>
          </table:table-cell>
          <table:table-cell table:formula="of:=[.D8]*[.$B$7]" office:value-type="float" office:value="41.6666666666667" calcext:value-type="float">
            <text:p>41.6666666667</text:p>
          </table:table-cell>
          <table:table-cell table:formula="of:=[.E8]*[.$B$7]" office:value-type="float" office:value="83.3333333333333" calcext:value-type="float">
            <text:p>83.3333333333</text:p>
          </table:table-cell>
          <table:table-cell table:style-name="ce3" table:formula="of:=[.F8]*[.$F$7]" office:value-type="float" office:value="27.7202838557067" calcext:value-type="float">
            <text:p>27.7202838557</text:p>
          </table:table-cell>
          <table:table-cell table:formula="of:=[.G8]*[.$F$7]" office:value-type="float" office:value="46.2004730928445" calcext:value-type="float">
            <text:p>46.2004730928</text:p>
          </table:table-cell>
          <table:table-cell table:style-name="ce3" table:formula="of:=[.H8]*[.$F$7]" office:value-type="float" office:value="92.400946185689" calcext:value-type="float">
            <text:p>92.4009461857</text:p>
          </table:table-cell>
          <table:table-cell table:formula="of:=[.I8]*[.$F$7]" office:value-type="float" office:value="184.801892371378" calcext:value-type="float">
            <text:p>184.8018923714</text:p>
          </table:table-cell>
          <table:table-cell table:formula="of:=[.J8]*[.$J$7]" office:value-type="float" office:value="12.5" calcext:value-type="float">
            <text:p>12.5</text:p>
          </table:table-cell>
          <table:table-cell table:formula="of:=[.K8]*[.$J$7]" office:value-type="float" office:value="20.8333333333333" calcext:value-type="float">
            <text:p>20.8333333333</text:p>
          </table:table-cell>
          <table:table-cell table:formula="of:=[.L8]*[.$J$7]" office:value-type="float" office:value="41.6666666666667" calcext:value-type="float">
            <text:p>41.6666666667</text:p>
          </table:table-cell>
          <table:table-cell table:formula="of:=[.M8]*[.$J$7]" office:value-type="float" office:value="83.3333333333333" calcext:value-type="float">
            <text:p>83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41:08.272380628</meta:creation-date>
    <dc:date>2015-05-25T23:21:11.899065012</dc:date>
    <meta:editing-duration>PT35M8S</meta:editing-duration>
    <meta:editing-cycles>2</meta:editing-cycles>
    <meta:generator>LibreOffice/4.2.8.2$Linux_x86 LibreOffice_project/420m0$Build-2</meta:generator>
    <meta:document-statistic meta:table-count="1" meta:cell-count="41" meta:object-count="0"/>
  </office:meta>
</office:document-meta>
</file>